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opacity="0%" draw:textarea-horizontal-align="justify" draw:textarea-vertical-align="middle" draw:auto-grow-height="false" fo:min-height="2.036cm" fo:min-width="21.598cm"/>
    </style:style>
    <style:style style:name="gr2" style:family="graphic" style:parent-style-name="standard">
      <style:graphic-properties svg:stroke-color="#111111" draw:opacity="0%" draw:textarea-horizontal-align="justify" draw:textarea-vertical-align="middle" draw:auto-grow-height="false" fo:min-height="3.814cm" fo:min-width="8.898cm"/>
    </style:style>
    <style:style style:name="gr3" style:family="graphic" style:parent-style-name="standard">
      <style:graphic-properties svg:stroke-color="#111111" draw:opacity="0%" draw:textarea-horizontal-align="justify" draw:textarea-vertical-align="middle" draw:auto-grow-height="false" fo:min-height="1.602cm" fo:min-width="2.802cm"/>
    </style:style>
    <style:style style:name="gr4" style:family="graphic" style:parent-style-name="standard">
      <style:graphic-properties svg:stroke-color="#111111" draw:opacity="0%" draw:textarea-horizontal-align="justify" draw:textarea-vertical-align="middle" draw:auto-grow-height="false" fo:min-height="1.602cm" fo:min-width="2.808cm"/>
    </style:style>
    <style:style style:name="gr5" style:family="graphic" style:parent-style-name="standard">
      <style:graphic-properties svg:stroke-color="#b2b2b2" draw:fill-color="#b2b2b2" draw:textarea-horizontal-align="justify" draw:textarea-vertical-align="middle" draw:auto-grow-height="false" fo:min-height="0.572cm" fo:min-width="1.024cm"/>
    </style:style>
    <style:style style:name="gr6" style:family="graphic" style:parent-style-name="standard">
      <style:graphic-properties svg:stroke-color="#b2b2b2" draw:fill-color="#b2b2b2" draw:textarea-horizontal-align="justify" draw:textarea-vertical-align="middle" draw:auto-grow-height="false" fo:min-height="1.447cm" fo:min-width="0cm"/>
    </style:style>
    <style:style style:name="gr7" style:family="graphic" style:parent-style-name="standard">
      <style:graphic-properties svg:stroke-color="#b2b2b2" draw:fill-color="#b2b2b2" draw:textarea-horizontal-align="justify" draw:textarea-vertical-align="middle" draw:auto-grow-height="false" fo:min-height="1.502cm" fo:min-width="0cm"/>
    </style:style>
    <style:style style:name="gr8" style:family="graphic" style:parent-style-name="standard">
      <style:graphic-properties svg:stroke-color="#b2b2b2" draw:fill-color="#b2b2b2" draw:textarea-horizontal-align="justify" draw:textarea-vertical-align="middle" draw:auto-grow-height="false" fo:min-height="0.572cm" fo:min-width="1.687cm"/>
    </style:style>
    <style:style style:name="gr9" style:family="graphic" style:parent-style-name="standard">
      <style:graphic-properties svg:stroke-color="#b2b2b2" draw:fill-color="#b2b2b2" draw:textarea-horizontal-align="justify" draw:textarea-vertical-align="middle" draw:auto-grow-height="false" fo:min-height="0.572cm" fo:min-width="1.267cm"/>
    </style:style>
    <style:style style:name="gr10" style:family="graphic" style:parent-style-name="standard">
      <style:graphic-properties svg:stroke-color="#b2b2b2" draw:fill-color="#b2b2b2" draw:textarea-horizontal-align="justify" draw:textarea-vertical-align="middle" draw:auto-grow-height="false" fo:min-height="1.02cm" fo:min-width="0.008cm"/>
    </style:style>
    <style:style style:name="gr11" style:family="graphic" style:parent-style-name="standard">
      <style:graphic-properties svg:stroke-color="#b2b2b2" draw:fill-color="#b2b2b2" draw:textarea-horizontal-align="justify" draw:textarea-vertical-align="middle" draw:auto-grow-height="false" fo:min-height="0cm" fo:min-width="0.969cm"/>
    </style:style>
    <style:style style:name="gr12" style:family="graphic" style:parent-style-name="standard">
      <style:graphic-properties svg:stroke-color="#111111" draw:opacity="0%" draw:textarea-horizontal-align="justify" draw:textarea-vertical-align="middle" draw:auto-grow-height="false" fo:min-height="2.036cm" fo:min-width="18.0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7cm"/>
    </style:style>
    <style:style style:name="gr18" style:family="graphic" style:parent-style-name="standard">
      <style:graphic-properties svg:stroke-color="#b2b2b2" draw:fill-color="#b2b2b2" draw:textarea-horizontal-align="justify" draw:textarea-vertical-align="middle" draw:auto-grow-height="false" fo:min-height="1.675cm" fo:min-width="0cm"/>
    </style:style>
    <style:style style:name="gr19" style:family="graphic" style:parent-style-name="standard">
      <style:graphic-properties svg:stroke-color="#b2b2b2" draw:fill-color="#b2b2b2" draw:textarea-horizontal-align="justify" draw:textarea-vertical-align="middle" draw:auto-grow-height="false" fo:min-height="1.52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274cm" fo:min-width="0cm"/>
    </style:style>
    <style:style style:name="gr21" style:family="graphic" style:parent-style-name="standard">
      <style:graphic-properties svg:stroke-color="#111111" draw:opacity="0%" draw:textarea-horizontal-align="justify" draw:textarea-vertical-align="middle" draw:auto-grow-height="false" fo:min-height="3.814cm" fo:min-width="8.39cm"/>
    </style:style>
    <style:style style:name="gr22" style:family="graphic" style:parent-style-name="standard">
      <style:graphic-properties svg:stroke-color="#111111" draw:opacity="0%" draw:textarea-horizontal-align="justify" draw:textarea-vertical-align="middle" draw:auto-grow-height="false" fo:min-height="2.25cm" fo:min-width="2.8cm"/>
    </style:style>
    <style:style style:name="gr23" style:family="graphic" style:parent-style-name="standard">
      <style:graphic-properties svg:stroke-color="#b2b2b2" draw:fill-color="#b2b2b2" draw:textarea-horizontal-align="justify" draw:textarea-vertical-align="middle" draw:auto-grow-height="false" fo:min-height="1.306cm" fo:min-width="0cm"/>
    </style:style>
    <style:style style:name="gr24" style:family="graphic" style:parent-style-name="standard">
      <style:graphic-properties svg:stroke-color="#b2b2b2" draw:fill-color="#b2b2b2" draw:textarea-horizontal-align="justify" draw:textarea-vertical-align="middle" draw:auto-grow-height="false" fo:min-height="0cm" fo:min-width="0.882cm"/>
    </style:style>
    <style:style style:name="gr25" style:family="graphic" style:parent-style-name="standard">
      <style:graphic-properties svg:stroke-opacity="0%" draw:fill-color="#ffffff" draw:opacity="99%" draw:textarea-horizontal-align="justify" draw:textarea-vertical-align="middle" draw:auto-grow-height="false" fo:min-height="0.004cm" fo:min-width="2.699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line-height="100%" fo:text-align="center"/>
    </style:style>
    <style:style style:name="P7" style:family="paragraph">
      <loext:graphic-properties draw:fill="none" draw:fill-color="#ffffff"/>
      <style:paragraph-properties fo:line-height="100%" fo:text-align="center"/>
      <style:text-properties fo:font-size="10.5pt" style:font-size-asian="10.5pt" style:font-size-complex="10.5pt"/>
    </style:style>
    <style:style style:name="P8" style:family="paragraph">
      <loext:graphic-properties draw:fill-color="#ffffff" draw:opacity="99%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2.098cm" svg:height="2.286cm" svg:x="2.54cm" svg:y="16.256cm">
          <text:p text:style-name="P1">ath9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2.098cm" svg:height="2.286cm" svg:x="2.54cm" svg:y="13.716cm">
          <text:p text:style-name="P1">Decentralized Congestion Contro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398cm" svg:height="4.064cm" svg:x="15.196cm" svg:y="9.398cm">
          <text:p text:style-name="P1">Cooperative Awareness</text:p>
          <text:p text:style-name="P1"><text:s/>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302cm" svg:height="1.852cm" svg:x="11.64cm" svg:y="11.61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08cm" svg:height="1.852cm" svg:x="11.64cm" svg:y="9.398cm">
          <text:p text:style-name="P1">OBD2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5" draw:text-style-name="P3" draw:layer="layout" svg:width="1.524cm" svg:height="0.822cm" svg:x="19.26cm" svg:y="13.21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77cm" svg:height="1.938cm" svg:x="20.423cm" svg:y="12.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3" draw:layer="layout" svg:width="0.284cm" svg:height="2.002cm" svg:x="19.391cm" svg:y="12.6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8" draw:text-style-name="P3" draw:layer="layout" svg:width="2.187cm" svg:height="0.822cm" svg:x="8.909cm" svg:y="15.7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98cm" svg:height="1.938cm" svg:x="10.578cm" svg:y="15.10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3" draw:layer="layout" svg:width="0.408cm" svg:height="2.002cm" svg:x="9.097cm" svg:y="15.13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9" draw:text-style-name="P3" draw:layer="layout" svg:width="1.767cm" svg:height="0.822cm" svg:x="16.46cm" svg:y="15.7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322cm" svg:height="1.938cm" svg:x="17.808cm" svg:y="15.1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3" draw:layer="layout" svg:width="0.329cm" svg:height="2.002cm" svg:x="16.612cm" svg:y="15.13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0" draw:text-style-name="P3" draw:layer="layout" svg:width="0.508cm" svg:height="1.27cm" svg:x="14.777cm" svg:y="9.7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678cm" svg:height="0.254cm" svg:x="14.215cm" svg:y="10.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0" draw:text-style-name="P3" draw:layer="layout" svg:width="0.508cm" svg:height="1.27cm" svg:x="14.778cm" svg:y="11.9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678cm" svg:height="0.254cm" svg:x="14.216cm" svg:y="12.4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2" draw:text-style-name="P2" draw:layer="layout" svg:width="18.542cm" svg:height="2.286cm" svg:x="6.096cm" svg:y="6.916cm">
          <text:p text:style-name="P1">Local Dynamic Ma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2.098cm" svg:height="2.286cm" svg:x="2.54cm" svg:y="4.416cm">
          <text:p text:style-name="P1">Server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1.524cm" svg:height="0.822cm" svg:x="12.96cm" svg:y="6.4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77cm" svg:height="1.938cm" svg:x="14.123cm" svg:y="5.80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3" draw:layer="layout" svg:width="0.284cm" svg:height="2.002cm" svg:x="13.091cm" svg:y="5.83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" draw:text-style-name="P2" draw:layer="layout" svg:width="22.098cm" svg:height="2.286cm" svg:x="2.54cm" svg:y="1.916cm">
          <text:p text:style-name="P1">Web Interface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1.524cm" svg:height="0.822cm" svg:x="12.96cm" svg:y="3.9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77cm" svg:height="1.938cm" svg:x="14.123cm" svg:y="3.30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3" draw:layer="layout" svg:width="0.284cm" svg:height="2.002cm" svg:x="13.091cm" svg:y="3.33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3" draw:text-style-name="P4" draw:layer="layout" svg:width="1.395cm" svg:height="0.725cm" svg:x="13.108cm" svg:y="3.902cm">
          <draw:text-box>
            <text:p text:style-name="P1"><text:span text:style-name="T1">http</text:span></text:p>
          </draw:text-box>
        </draw:frame>
        <draw:g>
          <draw:custom-shape draw:style-name="gr5" draw:text-style-name="P3" draw:layer="layout" svg:width="1.524cm" svg:height="0.822cm" svg:x="12.96cm" svg:y="6.4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77cm" svg:height="1.938cm" svg:x="14.123cm" svg:y="5.80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3" draw:layer="layout" svg:width="0.284cm" svg:height="2.002cm" svg:x="13.091cm" svg:y="5.83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4" draw:text-style-name="P5" draw:layer="layout" svg:width="1.302cm" svg:height="0.725cm" svg:x="13.109cm" svg:y="6.503cm">
          <draw:text-box>
            <text:p><text:span text:style-name="T1">zmq</text:span></text:p>
          </draw:text-box>
        </draw:frame>
        <draw:frame draw:style-name="gr15" draw:text-style-name="P5" draw:layer="layout" svg:width="1.302cm" svg:height="0.725cm" svg:x="19.409cm" svg:y="13.204cm">
          <draw:text-box>
            <text:p><text:span text:style-name="T1">zmq</text:span></text:p>
          </draw:text-box>
        </draw:frame>
        <draw:frame draw:style-name="gr16" draw:text-style-name="P5" draw:layer="layout" svg:width="2.018cm" svg:height="0.725cm" svg:x="16.309cm" svg:y="15.706cm">
          <draw:text-box>
            <text:p><text:span text:style-name="T1">nl80211</text:span></text:p>
          </draw:text-box>
        </draw:frame>
        <draw:frame draw:style-name="gr17" draw:text-style-name="P5" draw:layer="layout" svg:width="2.487cm" svg:height="0.725cm" svg:x="8.809cm" svg:y="15.707cm">
          <draw:text-box>
            <text:p><text:span text:style-name="T1">mac80211</text:span></text:p>
          </draw:text-box>
        </draw:frame>
        <draw:g>
          <draw:custom-shape draw:style-name="gr5" draw:text-style-name="P3" draw:layer="layout" svg:width="1.524cm" svg:height="0.822cm" svg:x="19.46cm" svg:y="8.9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77cm" svg:height="1.938cm" svg:x="20.123cm" svg:y="8.3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4" draw:text-style-name="P5" draw:layer="layout" svg:width="1.302cm" svg:height="0.725cm" svg:x="19.609cm" svg:y="8.904cm">
          <draw:text-box>
            <text:p><text:span text:style-name="T1">zmq</text:span></text:p>
          </draw:text-box>
        </draw:frame>
        <draw:g>
          <draw:custom-shape draw:style-name="gr5" draw:text-style-name="P3" draw:layer="layout" svg:width="1.524cm" svg:height="0.822cm" svg:x="12.96cm" svg:y="6.4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77cm" svg:height="1.938cm" svg:x="14.123cm" svg:y="5.8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3" draw:layer="layout" svg:width="0.284cm" svg:height="2.002cm" svg:x="13.091cm" svg:y="5.83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4" draw:text-style-name="P5" draw:layer="layout" svg:width="1.302cm" svg:height="0.725cm" svg:x="13.109cm" svg:y="6.404cm">
          <draw:text-box>
            <text:p><text:span text:style-name="T1">zmq</text:span></text:p>
          </draw:text-box>
        </draw:frame>
        <draw:custom-shape draw:style-name="gr18" draw:text-style-name="P3" draw:layer="layout" svg:width="0.522cm" svg:height="2.2cm" svg:x="11.361cm" svg:y="17.78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" draw:layer="layout" svg:width="0.508cm" svg:height="2.032cm" svg:x="15.24cm" svg:y="17.7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7" draw:layer="layout" svg:width="0.771cm" svg:height="1.524cm" svg:x="14.656cm" svg:y="9.562cm">
          <draw:text-box>
            <text:p text:style-name="P6"><text:span text:style-name="T2">z</text:span></text:p>
            <text:p text:style-name="P6"><text:span text:style-name="T2">m</text:span></text:p>
            <text:p text:style-name="P6"><text:span text:style-name="T2">q</text:span></text:p>
          </draw:text-box>
        </draw:frame>
        <draw:frame draw:style-name="gr20" draw:text-style-name="P7" draw:layer="layout" svg:width="0.771cm" svg:height="1.524cm" svg:x="14.657cm" svg:y="11.762cm">
          <draw:text-box>
            <text:p text:style-name="P6"><text:span text:style-name="T2">z</text:span></text:p>
            <text:p text:style-name="P6"><text:span text:style-name="T2">m</text:span></text:p>
            <text:p text:style-name="P6"><text:span text:style-name="T2">q</text:span></text:p>
          </draw:text-box>
        </draw:frame>
        <draw:custom-shape draw:style-name="gr21" draw:text-style-name="P2" draw:layer="layout" svg:width="8.89cm" svg:height="4.064cm" svg:x="2.54cm" svg:y="9.397cm">
          <text:p text:style-name="P1">Decentralized Environmental</text:p>
          <text:p text:style-name="P1">Notification Service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1.524cm" svg:height="0.822cm" svg:x="6.252cm" svg:y="13.21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77cm" svg:height="1.938cm" svg:x="7.415cm" svg:y="12.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3" draw:layer="layout" svg:width="0.284cm" svg:height="2.002cm" svg:x="6.383cm" svg:y="12.6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5" draw:text-style-name="P5" draw:layer="layout" svg:width="1.302cm" svg:height="0.725cm" svg:x="6.401cm" svg:y="13.204cm">
          <draw:text-box>
            <text:p><text:span text:style-name="T1">zmq</text:span></text:p>
          </draw:text-box>
        </draw:frame>
        <draw:g>
          <draw:custom-shape draw:style-name="gr5" draw:text-style-name="P3" draw:layer="layout" svg:width="1.524cm" svg:height="0.822cm" svg:x="7.852cm" svg:y="8.9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277cm" svg:height="1.938cm" svg:x="8.515cm" svg:y="8.3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4" draw:text-style-name="P5" draw:layer="layout" svg:width="1.302cm" svg:height="0.725cm" svg:x="8.001cm" svg:y="8.904cm">
          <draw:text-box>
            <text:p><text:span text:style-name="T1">zmq</text:span></text:p>
          </draw:text-box>
        </draw:frame>
        <draw:custom-shape draw:style-name="gr22" draw:text-style-name="P2" draw:layer="layout" svg:width="3.3cm" svg:height="2.5cm" svg:x="2.542cm" svg:y="6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254cm" svg:height="1.778cm" svg:x="4.064cm" svg:y="8.5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5" draw:text-style-name="P3" draw:layer="layout" svg:width="1.524cm" svg:height="0.822cm" svg:x="3.352cm" svg:y="8.916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5" draw:layer="layout" svg:width="1.302cm" svg:height="0.725cm" svg:x="3.501cm" svg:y="8.905cm">
          <draw:text-box>
            <text:p><text:span text:style-name="T1">zmq</text:span></text:p>
          </draw:text-box>
        </draw:frame>
        <draw:g>
          <draw:custom-shape draw:style-name="gr10" draw:text-style-name="P3" draw:layer="layout" svg:width="0.508cm" svg:height="1.27cm" svg:x="11.23cm" svg:y="9.65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578cm" svg:height="0.254cm" svg:x="10.668cm" svg:y="10.21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0" draw:text-style-name="P3" draw:layer="layout" svg:width="0.508cm" svg:height="1.27cm" svg:x="11.231cm" svg:y="11.85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578cm" svg:height="0.254cm" svg:x="10.669cm" svg:y="12.41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0" draw:text-style-name="P7" draw:layer="layout" svg:width="0.771cm" svg:height="1.524cm" svg:x="11.057cm" svg:y="9.462cm">
          <draw:text-box>
            <text:p text:style-name="P6"><text:span text:style-name="T2">z</text:span></text:p>
            <text:p text:style-name="P6"><text:span text:style-name="T2">m</text:span></text:p>
            <text:p text:style-name="P6"><text:span text:style-name="T2">q</text:span></text:p>
          </draw:text-box>
        </draw:frame>
        <draw:frame draw:style-name="gr20" draw:text-style-name="P7" draw:layer="layout" svg:width="0.771cm" svg:height="1.524cm" svg:x="11.058cm" svg:y="11.662cm">
          <draw:text-box>
            <text:p text:style-name="P6"><text:span text:style-name="T2">z</text:span></text:p>
            <text:p text:style-name="P6"><text:span text:style-name="T2">m</text:span></text:p>
            <text:p text:style-name="P6"><text:span text:style-name="T2">q</text:span></text:p>
          </draw:text-box>
        </draw:frame>
        <draw:custom-shape draw:style-name="gr25" draw:text-style-name="P8" draw:layer="layout" svg:width="3.199cm" svg:height="0.254cm" svg:x="2.643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02:12:13.490849885</meta:creation-date>
    <meta:editing-duration>PT19M28S</meta:editing-duration>
    <meta:editing-cycles>10</meta:editing-cycles>
    <meta:generator>LibreOffice/5.1.4.2$Linux_X86_64 LibreOffice_project/10m0$Build-2</meta:generator>
    <meta:initial-creator>Gurjashan Pannu</meta:initial-creator>
    <dc:date>2016-07-06T12:28:26.865214491</dc:date>
    <dc:creator>Gurjashan Pannu</dc:creator>
    <meta:document-statistic meta:object-count="103"/>
  </office:meta>
</office:document-meta>
</file>